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.99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7.01pt" fo:break-before="auto" style:use-optimal-row-height="true"/>
    </style:style>
    <style:style style:name="ta3" style:family="table" style:master-page-name="PageStyle_5f_Plan3">
      <style:table-properties table:display="true" style:writing-mode="lr-tb"/>
    </style:style>
    <style:style style:name="ta2" style:family="table" style:master-page-name="PageStyle_5f_Planilha_20_de_20_Métricas">
      <style:table-properties table:display="true" style:writing-mode="lr-tb"/>
    </style:style>
    <style:style style:name="ta4" style:family="table" style:master-page-name="PageStyle_5f_Matriz_20_de_20_Confusã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1.76pt solid #000000" style:rotation-align="none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7" style:family="table-cell" style:parent-style-name="Default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7" style:family="table-cell" style:parent-style-name="Default">
      <style:table-cell-properties fo:border-bottom="0.74pt solid #000000" fo:background-color="#ffff00" style:diagonal-bl-tr="none" style:diagonal-tl-br="none" fo:border-left="1.76pt solid #000000" fo:border-right="0.74pt solid #000000" style:rotation-align="none" fo:border-top="0.74pt solid #000000"/>
    </style:style>
    <style:style style:name="ce4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4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52" style:family="table-cell" style:parent-style-name="Default">
      <style:table-cell-properties style:diagonal-bl-tr="none" style:diagonal-tl-br="none" fo:border="0.74pt solid #000000" style:rotation-align="none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5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gr1" style:family="graphic">
      <style:graphic-properties draw:stroke="solid" svg:stroke-width="0.74pt" svg:stroke-color="#bcbcbc" draw:fill="solid" draw:fill-color="#ffffff" draw:textarea-vertical-align="top" draw:auto-grow-height="false" draw:fit-to-size="false" fo:min-height="61.97pt" fo:min-width="181.79pt" fo:padding-top="3.54pt" fo:padding-bottom="3.54pt" fo:padding-left="7.09pt" fo:padding-right="7.09pt" fo:wrap-option="wrap"/>
    </style:style>
    <style:style style:name="gr2" style:family="graphic">
      <style:graphic-properties draw:stroke="solid" svg:stroke-width="0.74pt" svg:stroke-color="#4a7ebb" draw:marker-end="msArrowEnd_20_5" draw:marker-end-width="5.95pt" draw:marker-end-center="false" draw:fill="none" draw:textarea-vertical-align="top" draw:auto-grow-height="false" fo:min-height="0pt" fo:min-width="76.88pt" fo:padding-top="3.54pt" fo:padding-bottom="3.54pt" fo:padding-left="7.09pt" fo:padding-right="7.09pt" fo:wrap-option="wrap"/>
    </style:style>
    <style:style style:name="gr3" style:family="graphic">
      <style:graphic-properties draw:stroke="solid" svg:stroke-width="0.74pt" svg:stroke-color="#bcbcbc" draw:fill="solid" draw:fill-color="#ffffff" draw:textarea-vertical-align="top" draw:auto-grow-height="false" draw:fit-to-size="false" fo:min-height="60.86pt" fo:min-width="181.87pt" fo:padding-top="3.54pt" fo:padding-bottom="3.54pt" fo:padding-left="7.09pt" fo:padding-right="7.09pt" fo:wrap-option="wrap"/>
    </style:style>
    <style:style style:name="gr4" style:family="graphic">
      <style:graphic-properties draw:stroke="solid" svg:stroke-width="0.74pt" svg:stroke-color="#4a7ebb" draw:marker-end="msArrowEnd_20_5" draw:marker-end-width="5.95pt" draw:marker-end-center="false" draw:fill="none" draw:textarea-vertical-align="top" draw:auto-grow-height="false" fo:min-height="152.87pt" fo:min-width="199.84pt" fo:padding-top="3.54pt" fo:padding-bottom="3.54pt" fo:padding-left="7.09pt" fo:padding-right="7.09pt" fo:wrap-option="wrap"/>
    </style:style>
    <style:style style:name="P1" style:family="paragraph">
      <style:paragraph-properties fo:margin-top="0pt" fo:margin-bottom="0pt" fo:text-align="start"/>
    </style:style>
    <style:style style:name="P2" style:family="paragraph">
      <loext:graphic-properties draw:fill="solid" draw:fill-color="#ffffff"/>
      <style:paragraph-properties fo:margin-top="0pt" fo:margin-bottom="0pt"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 de Métricas" table:style-name="ta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8" table:number-rows-spanned="1">
            <text:p>Relatório para DENTINA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Caso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 office:value-type="string" calcext:value-type="string">
            <text:p>VP</text:p>
          </table:table-cell>
          <table:table-cell table:style-name="ce16" office:value-type="string" calcext:value-type="string">
            <text:p>Total</text:p>
          </table:table-cell>
          <table:table-cell table:style-name="ce7" office:value-type="string" calcext:value-type="string">
            <text:p>DSC</text:p>
          </table:table-cell>
          <table:table-cell table:style-name="ce7" office:value-type="string" calcext:value-type="string">
            <text:p>Sen.</text:p>
          </table:table-cell>
          <table:table-cell table:style-name="ce21" office:value-type="string" calcext:value-type="string">
            <text:p>OF</text:p>
          </table:table-cell>
          <table:table-cell table:style-name="ce23" office:value-type="string" calcext:value-type="string">
            <text:p>EF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44154" calcext:value-type="float">
            <text:p>1441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99465" calcext:value-type="float">
            <text:p>499465</text:p>
          </table:table-cell>
          <table:table-cell table:style-name="ce17" office:value-type="float" office:value="643619" calcext:value-type="float">
            <text:p>643619</text:p>
          </table:table-cell>
          <table:table-cell table:style-name="ce8" table:formula="of:=(2*[.D5])/([.B5]+[.C5]+(2*[.D5]))" office:value-type="float" office:value="0.873890282778868" calcext:value-type="float">
            <text:p>0.8738902828</text:p>
          </table:table-cell>
          <table:table-cell table:style-name="ce8" table:formula="of:=[.D5]/([.D5]+[.C5])" office:value-type="float" office:value="1" calcext:value-type="float">
            <text:p>1</text:p>
          </table:table-cell>
          <table:table-cell table:style-name="ce22" table:formula="of:=[.D5]/[.E5]" office:value-type="float" office:value="0.776025878664241" calcext:value-type="float">
            <text:p>0.7760258787</text:p>
          </table:table-cell>
          <table:table-cell table:style-name="ce24" table:formula="of:=[.B5]/[.E5]" office:value-type="float" office:value="0.223974121335759" calcext:value-type="float">
            <text:p>0.2239741213</text:p>
          </table:table-cell>
          <table:table-cell/>
          <table:table-cell table:style-name="ce28" office:value-type="string" calcext:value-type="string" table:number-columns-spanned="5" table:number-rows-spanned="1">
            <text:p>Legenda</text:p>
          </table:table-cell>
          <table:covered-table-cell table:number-columns-repeated="3" table:style-name="ce31"/>
          <table:covered-table-cell table:style-name="ce39"/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float" office:value="143492" calcext:value-type="float">
            <text:p>1434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1079" calcext:value-type="float">
            <text:p>501079</text:p>
          </table:table-cell>
          <table:table-cell table:style-name="ce17" office:value-type="float" office:value="644571" calcext:value-type="float">
            <text:p>644571</text:p>
          </table:table-cell>
          <table:table-cell table:style-name="ce8" table:formula="of:=(2*[.D6])/([.B6]+[.C6]+(2*[.D6]))" office:value-type="float" office:value="0.874750578274342" calcext:value-type="float">
            <text:p>0.8747505783</text:p>
          </table:table-cell>
          <table:table-cell table:style-name="ce8" table:formula="of:=[.D6]/([.D6]+[.C6])" office:value-type="float" office:value="1" calcext:value-type="float">
            <text:p>1</text:p>
          </table:table-cell>
          <table:table-cell table:style-name="ce22" table:formula="of:=[.D6]/[.E6]" office:value-type="float" office:value="0.777383717232081" calcext:value-type="float">
            <text:p>0.7773837172</text:p>
          </table:table-cell>
          <table:table-cell table:style-name="ce24" table:formula="of:=[.B6]/[.E6]" office:value-type="float" office:value="0.222616282767918" calcext:value-type="float">
            <text:p>0.2226162828</text:p>
          </table:table-cell>
          <table:table-cell/>
          <table:table-cell table:style-name="ce24" office:value-type="string" calcext:value-type="string">
            <text:p>FP</text:p>
          </table:table-cell>
          <table:table-cell table:style-name="ce32" office:value-type="string" calcext:value-type="string" table:number-columns-spanned="4" table:number-rows-spanned="1">
            <text:p>Falsos Positivos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float" office:value="132386" calcext:value-type="float">
            <text:p>13238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3506" calcext:value-type="float">
            <text:p>513506</text:p>
          </table:table-cell>
          <table:table-cell table:style-name="ce17" office:value-type="float" office:value="645892" calcext:value-type="float">
            <text:p>645892</text:p>
          </table:table-cell>
          <table:table-cell table:style-name="ce8" table:formula="of:=(2*[.D7])/([.B7]+[.C7]+(2*[.D7]))" office:value-type="float" office:value="0.885814879791064" calcext:value-type="float">
            <text:p>0.8858148798</text:p>
          </table:table-cell>
          <table:table-cell table:style-name="ce8" table:formula="of:=[.D7]/([.D7]+[.C7])" office:value-type="float" office:value="1" calcext:value-type="float">
            <text:p>1</text:p>
          </table:table-cell>
          <table:table-cell table:style-name="ce22" table:formula="of:=[.D7]/[.E7]" office:value-type="float" office:value="0.79503384466753" calcext:value-type="float">
            <text:p>0.7950338447</text:p>
          </table:table-cell>
          <table:table-cell table:style-name="ce24" table:formula="of:=[.B7]/[.E7]" office:value-type="float" office:value="0.20496615533247" calcext:value-type="float">
            <text:p>0.2049661553</text:p>
          </table:table-cell>
          <table:table-cell/>
          <table:table-cell table:style-name="ce24" office:value-type="string" calcext:value-type="string">
            <text:p>FN</text:p>
          </table:table-cell>
          <table:table-cell table:style-name="ce32" office:value-type="string" calcext:value-type="string" table:number-columns-spanned="4" table:number-rows-spanned="1">
            <text:p>Falsos Negativos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float" office:value="138950" calcext:value-type="float">
            <text:p>1389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35433" calcext:value-type="float">
            <text:p>535433</text:p>
          </table:table-cell>
          <table:table-cell table:style-name="ce17" office:value-type="float" office:value="674383" calcext:value-type="float">
            <text:p>674383</text:p>
          </table:table-cell>
          <table:table-cell table:style-name="ce8" table:formula="of:=(2*[.D8])/([.B8]+[.C8]+(2*[.D8]))" office:value-type="float" office:value="0.885147824131934" calcext:value-type="float">
            <text:p>0.8851478241</text:p>
          </table:table-cell>
          <table:table-cell table:style-name="ce8" table:formula="of:=[.D8]/([.D8]+[.C8])" office:value-type="float" office:value="1" calcext:value-type="float">
            <text:p>1</text:p>
          </table:table-cell>
          <table:table-cell table:style-name="ce22" table:formula="of:=[.D8]/[.E8]" office:value-type="float" office:value="0.793959812154221" calcext:value-type="float">
            <text:p>0.7939598122</text:p>
          </table:table-cell>
          <table:table-cell table:style-name="ce24" table:formula="of:=[.B8]/[.E8]" office:value-type="float" office:value="0.206040187845779" calcext:value-type="float">
            <text:p>0.2060401878</text:p>
          </table:table-cell>
          <table:table-cell/>
          <table:table-cell table:style-name="ce24" office:value-type="string" calcext:value-type="string">
            <text:p>VP</text:p>
          </table:table-cell>
          <table:table-cell table:style-name="ce32" office:value-type="string" calcext:value-type="string" table:number-columns-spanned="4" table:number-rows-spanned="1">
            <text:p>Verdadeiros Positivos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float" office:value="138324" calcext:value-type="float">
            <text:p>1383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33781" calcext:value-type="float">
            <text:p>533781</text:p>
          </table:table-cell>
          <table:table-cell table:style-name="ce17" office:value-type="float" office:value="672105" calcext:value-type="float">
            <text:p>672105</text:p>
          </table:table-cell>
          <table:table-cell table:style-name="ce8" table:formula="of:=(2*[.D9])/([.B9]+[.C9]+(2*[.D9]))" office:value-type="float" office:value="0.885292639602748" calcext:value-type="float">
            <text:p>0.8852926396</text:p>
          </table:table-cell>
          <table:table-cell table:style-name="ce8" table:formula="of:=[.D9]/([.D9]+[.C9])" office:value-type="float" office:value="1" calcext:value-type="float">
            <text:p>1</text:p>
          </table:table-cell>
          <table:table-cell table:style-name="ce22" table:formula="of:=[.D9]/[.E9]" office:value-type="float" office:value="0.794192871649519" calcext:value-type="float">
            <text:p>0.7941928716</text:p>
          </table:table-cell>
          <table:table-cell table:style-name="ce24" table:formula="of:=[.B9]/[.E9]" office:value-type="float" office:value="0.205807128350481" calcext:value-type="float">
            <text:p>0.2058071284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32" office:value-type="string" calcext:value-type="string" table:number-columns-spanned="4" table:number-rows-spanned="1">
            <text:p>Total de pixels no Ground Truth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8" office:value-type="float" office:value="190307" calcext:value-type="float">
            <text:p>1903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35802" calcext:value-type="float">
            <text:p>535802</text:p>
          </table:table-cell>
          <table:table-cell table:style-name="ce17" office:value-type="float" office:value="726109" calcext:value-type="float">
            <text:p>726109</text:p>
          </table:table-cell>
          <table:table-cell table:style-name="ce8" table:formula="of:=(2*[.D10])/([.B10]+[.C10]+(2*[.D10]))" office:value-type="float" office:value="0.849191424751825" calcext:value-type="float">
            <text:p>0.8491914248</text:p>
          </table:table-cell>
          <table:table-cell table:style-name="ce8" table:formula="of:=[.D10]/([.D10]+[.C10])" office:value-type="float" office:value="1" calcext:value-type="float">
            <text:p>1</text:p>
          </table:table-cell>
          <table:table-cell table:style-name="ce22" table:formula="of:=[.D10]/[.E10]" office:value-type="float" office:value="0.737908495831893" calcext:value-type="float">
            <text:p>0.7379084958</text:p>
          </table:table-cell>
          <table:table-cell table:style-name="ce24" table:formula="of:=[.B10]/[.E10]" office:value-type="float" office:value="0.262091504168107" calcext:value-type="float">
            <text:p>0.2620915042</text:p>
          </table:table-cell>
          <table:table-cell/>
          <table:table-cell table:style-name="ce24" office:value-type="string" calcext:value-type="string">
            <text:p>DSC</text:p>
          </table:table-cell>
          <table:table-cell table:style-name="ce32" office:value-type="string" calcext:value-type="string" table:number-columns-spanned="4" table:number-rows-spanned="1">
            <text:p>Dice Similarity Coefficient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8" office:value-type="float" office:value="188138" calcext:value-type="float">
            <text:p>18813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513" calcext:value-type="float">
            <text:p>540513</text:p>
          </table:table-cell>
          <table:table-cell table:style-name="ce17" office:value-type="float" office:value="728651" calcext:value-type="float">
            <text:p>728651</text:p>
          </table:table-cell>
          <table:table-cell table:style-name="ce8" table:formula="of:=(2*[.D11])/([.B11]+[.C11]+(2*[.D11]))" office:value-type="float" office:value="0.851762262402652" calcext:value-type="float">
            <text:p>0.8517622624</text:p>
          </table:table-cell>
          <table:table-cell table:style-name="ce8" table:formula="of:=[.D11]/([.D11]+[.C11])" office:value-type="float" office:value="1" calcext:value-type="float">
            <text:p>1</text:p>
          </table:table-cell>
          <table:table-cell table:style-name="ce22" table:formula="of:=[.D11]/[.E11]" office:value-type="float" office:value="0.741799572085951" calcext:value-type="float">
            <text:p>0.7417995721</text:p>
          </table:table-cell>
          <table:table-cell table:style-name="ce24" table:formula="of:=[.B11]/[.E11]" office:value-type="float" office:value="0.258200427914049" calcext:value-type="float">
            <text:p>0.2582004279</text:p>
          </table:table-cell>
          <table:table-cell/>
          <table:table-cell table:style-name="ce24" office:value-type="string" calcext:value-type="string">
            <text:p>Sen.</text:p>
          </table:table-cell>
          <table:table-cell table:style-name="ce32" office:value-type="string" calcext:value-type="string" table:number-columns-spanned="4" table:number-rows-spanned="1">
            <text:p>Sensibilidade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8" office:value-type="float" office:value="184133" calcext:value-type="float">
            <text:p>1841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3442" calcext:value-type="float">
            <text:p>543442</text:p>
          </table:table-cell>
          <table:table-cell table:style-name="ce17" office:value-type="float" office:value="727575" calcext:value-type="float">
            <text:p>727575</text:p>
          </table:table-cell>
          <table:table-cell table:style-name="ce8" table:formula="of:=(2*[.D12])/([.B12]+[.C12]+(2*[.D12]))" office:value-type="float" office:value="0.855129396381008" calcext:value-type="float">
            <text:p>0.8551293964</text:p>
          </table:table-cell>
          <table:table-cell table:style-name="ce8" table:formula="of:=[.D12]/([.D12]+[.C12])" office:value-type="float" office:value="1" calcext:value-type="float">
            <text:p>1</text:p>
          </table:table-cell>
          <table:table-cell table:style-name="ce22" table:formula="of:=[.D12]/[.E12]" office:value-type="float" office:value="0.746922310414734" calcext:value-type="float">
            <text:p>0.7469223104</text:p>
          </table:table-cell>
          <table:table-cell table:style-name="ce24" table:formula="of:=[.B12]/[.E12]" office:value-type="float" office:value="0.253077689585266" calcext:value-type="float">
            <text:p>0.2530776896</text:p>
          </table:table-cell>
          <table:table-cell/>
          <table:table-cell table:style-name="ce24" office:value-type="string" calcext:value-type="string">
            <text:p>OF</text:p>
          </table:table-cell>
          <table:table-cell table:style-name="ce32" office:value-type="string" calcext:value-type="string" table:number-columns-spanned="4" table:number-rows-spanned="1">
            <text:p>Overlap Factor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8" office:value-type="float" office:value="180793" calcext:value-type="float">
            <text:p>1807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4301" calcext:value-type="float">
            <text:p>544301</text:p>
          </table:table-cell>
          <table:table-cell table:style-name="ce17" office:value-type="float" office:value="725094" calcext:value-type="float">
            <text:p>725094</text:p>
          </table:table-cell>
          <table:table-cell table:style-name="ce8" table:formula="of:=(2*[.D13])/([.B13]+[.C13]+(2*[.D13]))" office:value-type="float" office:value="0.857575459175434" calcext:value-type="float">
            <text:p>0.8575754592</text:p>
          </table:table-cell>
          <table:table-cell table:style-name="ce8" table:formula="of:=[.D13]/([.D13]+[.C13])" office:value-type="float" office:value="1" calcext:value-type="float">
            <text:p>1</text:p>
          </table:table-cell>
          <table:table-cell table:style-name="ce22" table:formula="of:=[.D13]/[.E13]" office:value-type="float" office:value="0.750662672701746" calcext:value-type="float">
            <text:p>0.7506626727</text:p>
          </table:table-cell>
          <table:table-cell table:style-name="ce24" table:formula="of:=[.B13]/[.E13]" office:value-type="float" office:value="0.249337327298254" calcext:value-type="float">
            <text:p>0.2493373273</text:p>
          </table:table-cell>
          <table:table-cell/>
          <table:table-cell table:style-name="ce24" office:value-type="string" calcext:value-type="string">
            <text:p>EF</text:p>
          </table:table-cell>
          <table:table-cell table:style-name="ce32" office:value-type="string" calcext:value-type="string" table:number-columns-spanned="4" table:number-rows-spanned="1">
            <text:p>Extra Factor</text:p>
          </table:table-cell>
          <table:covered-table-cell table:number-columns-repeated="2" table:style-name="ce38"/>
          <table:covered-table-cell table:style-name="ce40"/>
          <table:table-cell table:number-columns-repeated="100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float" office:value="176458" calcext:value-type="float">
            <text:p>1764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3698" calcext:value-type="float">
            <text:p>543698</text:p>
          </table:table-cell>
          <table:table-cell table:style-name="ce17" office:value-type="float" office:value="720156" calcext:value-type="float">
            <text:p>720156</text:p>
          </table:table-cell>
          <table:table-cell table:style-name="ce8" table:formula="of:=(2*[.D14])/([.B14]+[.C14]+(2*[.D14]))" office:value-type="float" office:value="0.86038102502346" calcext:value-type="float">
            <text:p>0.860381025</text:p>
          </table:table-cell>
          <table:table-cell table:style-name="ce8" table:formula="of:=[.D14]/([.D14]+[.C14])" office:value-type="float" office:value="1" calcext:value-type="float">
            <text:p>1</text:p>
          </table:table-cell>
          <table:table-cell table:style-name="ce22" table:formula="of:=[.D14]/[.E14]" office:value-type="float" office:value="0.754972533728803" calcext:value-type="float">
            <text:p>0.7549725337</text:p>
          </table:table-cell>
          <table:table-cell table:style-name="ce24" table:formula="of:=[.B14]/[.E14]" office:value-type="float" office:value="0.245027466271197" calcext:value-type="float">
            <text:p>0.2450274663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9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1"/>
          <table:table-cell table:style-name="ce25"/>
          <table:table-cell table:number-columns-repeated="1015"/>
        </table:table-row>
        <table:table-row table:style-name="ro5">
          <table:table-cell table:style-name="ce3"/>
          <table:table-cell table:style-name="ce9"/>
          <table:table-cell table:style-name="ce13"/>
          <table:table-cell table:style-name="ce15"/>
          <table:table-cell table:style-name="ce19"/>
          <table:table-cell table:style-name="ce9"/>
          <table:table-cell table:style-name="ce14"/>
          <table:table-cell table:style-name="ce9"/>
          <table:table-cell table:style-name="ce26"/>
          <table:table-cell table:number-columns-repeated="1015"/>
        </table:table-row>
        <table:table-row table:style-name="ro5">
          <table:table-cell table:style-name="ce4" office:value-type="string" calcext:value-type="string">
            <text:p>TOTAIS</text:p>
          </table:table-cell>
          <table:table-cell table:style-name="ce10" table:formula="of:=SUM([.B5:.B16])" office:value-type="float" office:value="1617135" calcext:value-type="float">
            <text:p>1617135</text:p>
          </table:table-cell>
          <table:table-cell table:style-name="ce10" table:formula="of:=SUM([.C5:.C16])" office:value-type="float" office:value="0" calcext:value-type="float">
            <text:p>0</text:p>
          </table:table-cell>
          <table:table-cell table:style-name="ce10" table:formula="of:=SUM([.D5:.D16])" office:value-type="float" office:value="5291020" calcext:value-type="float">
            <text:p>5291020</text:p>
          </table:table-cell>
          <table:table-cell table:style-name="ce10" table:formula="of:=SUM([.E5:.E16])" office:value-type="float" office:value="6908155" calcext:value-type="float">
            <text:p>6908155</text:p>
          </table:table-cell>
          <table:table-cell table:style-name="ce11" table:number-columns-repeated="3"/>
          <table:table-cell table:style-name="ce27"/>
          <table:table-cell/>
          <table:table-cell table:style-name="ce29" office:value-type="string" calcext:value-type="string" table:number-columns-spanned="1" table:number-rows-spanned="2">
            <text:p>DSC =</text:p>
          </table:table-cell>
          <table:table-cell table:style-name="ce33" office:value-type="string" calcext:value-type="string" table:number-columns-spanned="2" table:number-rows-spanned="1">
            <text:p>2 x VP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5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7"/>
          <table:table-cell/>
          <table:covered-table-cell table:style-name="ce30"/>
          <table:table-cell table:style-name="ce34" office:value-type="string" calcext:value-type="string" table:number-columns-spanned="2" table:number-rows-spanned="1">
            <text:p>FP + FN + 2 x VP</text:p>
          </table:table-cell>
          <table:covered-table-cell table:style-name="ce34"/>
          <table:table-cell table:number-columns-repeated="1011"/>
        </table:table-row>
        <table:table-row table:style-name="ro1">
          <table:table-cell table:style-name="ce5"/>
          <table:table-cell table:style-name="ce11"/>
          <table:table-cell table:number-columns-repeated="5"/>
          <table:table-cell table:style-name="ce11"/>
          <table:table-cell table:style-name="ce27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number-columns-repeated="5"/>
          <table:table-cell table:style-name="ce11"/>
          <table:table-cell table:style-name="ce27"/>
          <table:table-cell/>
          <table:table-cell table:style-name="ce29" office:value-type="string" calcext:value-type="string" table:number-columns-spanned="1" table:number-rows-spanned="2">
            <text:p>Sen =</text:p>
          </table:table-cell>
          <table:table-cell table:style-name="ce33" office:value-type="string" calcext:value-type="string">
            <text:p>VP</text:p>
          </table:table-cell>
          <table:table-cell/>
          <table:table-cell table:style-name="ce29" office:value-type="string" calcext:value-type="string" table:number-columns-spanned="1" table:number-rows-spanned="2">
            <text:p>OF =</text:p>
          </table:table-cell>
          <table:table-cell table:style-name="ce33" office:value-type="string" calcext:value-type="string">
            <text:p>PV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1"/>
          <table:table-cell table:number-columns-repeated="5"/>
          <table:table-cell table:style-name="ce11"/>
          <table:table-cell table:style-name="ce27"/>
          <table:table-cell/>
          <table:covered-table-cell table:style-name="ce30"/>
          <table:table-cell table:style-name="ce35" office:value-type="string" calcext:value-type="string">
            <text:p>VP + FN</text:p>
          </table:table-cell>
          <table:table-cell/>
          <table:covered-table-cell table:style-name="ce30"/>
          <table:table-cell table:style-name="ce35" office:value-type="string" calcext:value-type="string">
            <text:p>Total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 table:number-columns-spanned="8" table:number-rows-spanned="1">
            <text:p>Relatório para CANAL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number-columns-repeated="10"/>
          <table:table-cell table:style-name="ce29" office:value-type="string" calcext:value-type="string" table:number-columns-spanned="1" table:number-rows-spanned="2">
            <text:p>EF = </text:p>
          </table:table-cell>
          <table:table-cell table:style-name="ce33" office:value-type="string" calcext:value-type="string">
            <text:p>FP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Caso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 office:value-type="string" calcext:value-type="string">
            <text:p>VP</text:p>
          </table:table-cell>
          <table:table-cell table:style-name="ce16" office:value-type="string" calcext:value-type="string">
            <text:p>Total</text:p>
          </table:table-cell>
          <table:table-cell table:style-name="ce7" office:value-type="string" calcext:value-type="string">
            <text:p>DSC</text:p>
          </table:table-cell>
          <table:table-cell table:style-name="ce7" office:value-type="string" calcext:value-type="string">
            <text:p>Sen.</text:p>
          </table:table-cell>
          <table:table-cell table:style-name="ce21" office:value-type="string" calcext:value-type="string">
            <text:p>OF</text:p>
          </table:table-cell>
          <table:table-cell table:style-name="ce23" office:value-type="string" calcext:value-type="string">
            <text:p>EF</text:p>
          </table:table-cell>
          <table:table-cell/>
          <table:covered-table-cell table:style-name="ce30"/>
          <table:table-cell table:style-name="ce35" office:value-type="string" calcext:value-type="string">
            <text:p>Total</text:p>
          </table:table-cell>
          <table:table-cell table:number-columns-repeated="101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7461" calcext:value-type="float">
            <text:p>17461</text:p>
          </table:table-cell>
          <table:table-cell table:style-name="ce17" office:value-type="float" office:value="23560" calcext:value-type="float">
            <text:p>23560</text:p>
          </table:table-cell>
          <table:table-cell table:style-name="ce8" table:formula="of:=(2*[.D25])/([.B25]+[.C25]+(2*[.D25]))" office:value-type="float" office:value="0.851320055581288" calcext:value-type="float">
            <text:p>0.8513200556</text:p>
          </table:table-cell>
          <table:table-cell table:style-name="ce8" table:formula="of:=[.D25]/([.D25]+[.C25])" office:value-type="float" office:value="1" calcext:value-type="float">
            <text:p>1</text:p>
          </table:table-cell>
          <table:table-cell table:style-name="ce22" table:formula="of:=[.D25]/[.E25]" office:value-type="float" office:value="0.741129032258064" calcext:value-type="float">
            <text:p>0.7411290323</text:p>
          </table:table-cell>
          <table:table-cell table:style-name="ce24" table:formula="of:=[.B25]/[.E25]" office:value-type="float" office:value="0.258870967741935" calcext:value-type="float">
            <text:p>0.2588709677</text:p>
          </table:table-cell>
          <table:table-cell table:number-columns-repeated="101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float" office:value="4207" calcext:value-type="float">
            <text:p>42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661" calcext:value-type="float">
            <text:p>19661</text:p>
          </table:table-cell>
          <table:table-cell table:style-name="ce17" office:value-type="float" office:value="23868" calcext:value-type="float">
            <text:p>23868</text:p>
          </table:table-cell>
          <table:table-cell table:style-name="ce8" table:formula="of:=(2*[.D26])/([.B26]+[.C26]+(2*[.D26]))" office:value-type="float" office:value="0.903351788462864" calcext:value-type="float">
            <text:p>0.9033517885</text:p>
          </table:table-cell>
          <table:table-cell table:style-name="ce8" table:formula="of:=[.D26]/([.D26]+[.C26])" office:value-type="float" office:value="1" calcext:value-type="float">
            <text:p>1</text:p>
          </table:table-cell>
          <table:table-cell table:style-name="ce22" table:formula="of:=[.D26]/[.E26]" office:value-type="float" office:value="0.823738897268309" calcext:value-type="float">
            <text:p>0.8237388973</text:p>
          </table:table-cell>
          <table:table-cell table:style-name="ce24" table:formula="of:=[.B26]/[.E26]" office:value-type="float" office:value="0.176261102731691" calcext:value-type="float">
            <text:p>0.1762611027</text:p>
          </table:table-cell>
          <table:table-cell table:number-columns-repeated="101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float" office:value="2859" calcext:value-type="float">
            <text:p>285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119" calcext:value-type="float">
            <text:p>21119</text:p>
          </table:table-cell>
          <table:table-cell table:style-name="ce17" office:value-type="float" office:value="23978" calcext:value-type="float">
            <text:p>23978</text:p>
          </table:table-cell>
          <table:table-cell table:style-name="ce8" table:formula="of:=(2*[.D27])/([.B27]+[.C27]+(2*[.D27]))" office:value-type="float" office:value="0.936603321728718" calcext:value-type="float">
            <text:p>0.9366033217</text:p>
          </table:table-cell>
          <table:table-cell table:style-name="ce8" table:formula="of:=[.D27]/([.D27]+[.C27])" office:value-type="float" office:value="1" calcext:value-type="float">
            <text:p>1</text:p>
          </table:table-cell>
          <table:table-cell table:style-name="ce22" table:formula="of:=[.D27]/[.E27]" office:value-type="float" office:value="0.880765701893402" calcext:value-type="float">
            <text:p>0.8807657019</text:p>
          </table:table-cell>
          <table:table-cell table:style-name="ce24" table:formula="of:=[.B27]/[.E27]" office:value-type="float" office:value="0.119234298106598" calcext:value-type="float">
            <text:p>0.1192342981</text:p>
          </table:table-cell>
          <table:table-cell table:number-columns-repeated="1015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8" office:value-type="float" office:value="1753" calcext:value-type="float">
            <text:p>175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2105" calcext:value-type="float">
            <text:p>22105</text:p>
          </table:table-cell>
          <table:table-cell table:style-name="ce17" office:value-type="float" office:value="23858" calcext:value-type="float">
            <text:p>23858</text:p>
          </table:table-cell>
          <table:table-cell table:style-name="ce8" table:formula="of:=(2*[.D28])/([.B28]+[.C28]+(2*[.D28]))" office:value-type="float" office:value="0.961860627026086" calcext:value-type="float">
            <text:p>0.961860627</text:p>
          </table:table-cell>
          <table:table-cell table:style-name="ce8" table:formula="of:=[.D28]/([.D28]+[.C28])" office:value-type="float" office:value="1" calcext:value-type="float">
            <text:p>1</text:p>
          </table:table-cell>
          <table:table-cell table:style-name="ce22" table:formula="of:=[.D28]/[.E28]" office:value-type="float" office:value="0.926523597954565" calcext:value-type="float">
            <text:p>0.926523598</text:p>
          </table:table-cell>
          <table:table-cell table:style-name="ce24" table:formula="of:=[.B28]/[.E28]" office:value-type="float" office:value="0.0734764020454355" calcext:value-type="float">
            <text:p>0.073476402</text:p>
          </table:table-cell>
          <table:table-cell table:number-columns-repeated="2"/>
          <table:table-cell table:style-name="ce36" office:value-type="string" calcext:value-type="string" table:number-columns-spanned="4" table:number-rows-spanned="3">
            <text:p>Não é preciso apresentar a informação do fundo e dos pinos</text:p>
          </table:table-cell>
          <table:covered-table-cell table:number-columns-repeated="3" table:style-name="ce37"/>
          <table:table-cell table:style-name="ce41"/>
          <table:table-cell table:number-columns-repeated="100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float" office:value="3251" calcext:value-type="float">
            <text:p>325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858" calcext:value-type="float">
            <text:p>20858</text:p>
          </table:table-cell>
          <table:table-cell table:style-name="ce17" office:value-type="float" office:value="24109" calcext:value-type="float">
            <text:p>24109</text:p>
          </table:table-cell>
          <table:table-cell table:style-name="ce8" table:formula="of:=(2*[.D29])/([.B29]+[.C29]+(2*[.D29]))" office:value-type="float" office:value="0.927702537416327" calcext:value-type="float">
            <text:p>0.9277025374</text:p>
          </table:table-cell>
          <table:table-cell table:style-name="ce8" table:formula="of:=[.D29]/([.D29]+[.C29])" office:value-type="float" office:value="1" calcext:value-type="float">
            <text:p>1</text:p>
          </table:table-cell>
          <table:table-cell table:style-name="ce22" table:formula="of:=[.D29]/[.E29]" office:value-type="float" office:value="0.865154091832925" calcext:value-type="float">
            <text:p>0.8651540918</text:p>
          </table:table-cell>
          <table:table-cell table:style-name="ce24" table:formula="of:=[.B29]/[.E29]" office:value-type="float" office:value="0.134845908167075" calcext:value-type="float">
            <text:p>0.1348459082</text:p>
          </table:table-cell>
          <table:table-cell table:number-columns-repeated="2"/>
          <table:covered-table-cell table:number-columns-repeated="4" table:style-name="ce37"/>
          <table:table-cell table:style-name="ce41"/>
          <table:table-cell table:number-columns-repeated="100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8" office:value-type="float" office:value="8379" calcext:value-type="float">
            <text:p>837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5550" calcext:value-type="float">
            <text:p>35550</text:p>
          </table:table-cell>
          <table:table-cell table:style-name="ce17" office:value-type="float" office:value="43929" calcext:value-type="float">
            <text:p>43929</text:p>
          </table:table-cell>
          <table:table-cell table:style-name="ce8" table:formula="of:=(2*[.D30])/([.B30]+[.C30]+(2*[.D30]))" office:value-type="float" office:value="0.894575925716227" calcext:value-type="float">
            <text:p>0.8945759257</text:p>
          </table:table-cell>
          <table:table-cell table:style-name="ce8" table:formula="of:=[.D30]/([.D30]+[.C30])" office:value-type="float" office:value="1" calcext:value-type="float">
            <text:p>1</text:p>
          </table:table-cell>
          <table:table-cell table:style-name="ce22" table:formula="of:=[.D30]/[.E30]" office:value-type="float" office:value="0.809260397459537" calcext:value-type="float">
            <text:p>0.8092603975</text:p>
          </table:table-cell>
          <table:table-cell table:style-name="ce24" table:formula="of:=[.B30]/[.E30]" office:value-type="float" office:value="0.190739602540463" calcext:value-type="float">
            <text:p>0.1907396025</text:p>
          </table:table-cell>
          <table:table-cell table:number-columns-repeated="2"/>
          <table:covered-table-cell table:number-columns-repeated="4" table:style-name="ce37"/>
          <table:table-cell table:style-name="ce41"/>
          <table:table-cell table:number-columns-repeated="100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8" office:value-type="float" office:value="7797" calcext:value-type="float">
            <text:p>779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361" calcext:value-type="float">
            <text:p>36361</text:p>
          </table:table-cell>
          <table:table-cell table:style-name="ce17" office:value-type="float" office:value="44158" calcext:value-type="float">
            <text:p>44158</text:p>
          </table:table-cell>
          <table:table-cell table:style-name="ce8" table:formula="of:=(2*[.D31])/([.B31]+[.C31]+(2*[.D31]))" office:value-type="float" office:value="0.903165712440542" calcext:value-type="float">
            <text:p>0.9031657124</text:p>
          </table:table-cell>
          <table:table-cell table:style-name="ce8" table:formula="of:=[.D31]/([.D31]+[.C31])" office:value-type="float" office:value="1" calcext:value-type="float">
            <text:p>1</text:p>
          </table:table-cell>
          <table:table-cell table:style-name="ce22" table:formula="of:=[.D31]/[.E31]" office:value-type="float" office:value="0.823429503147787" calcext:value-type="float">
            <text:p>0.8234295031</text:p>
          </table:table-cell>
          <table:table-cell table:style-name="ce24" table:formula="of:=[.B31]/[.E31]" office:value-type="float" office:value="0.176570496852213" calcext:value-type="float">
            <text:p>0.1765704969</text:p>
          </table:table-cell>
          <table:table-cell table:number-columns-repeated="1015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8" office:value-type="float" office:value="7864" calcext:value-type="float">
            <text:p>78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5927" calcext:value-type="float">
            <text:p>35927</text:p>
          </table:table-cell>
          <table:table-cell table:style-name="ce17" office:value-type="float" office:value="43791" calcext:value-type="float">
            <text:p>43791</text:p>
          </table:table-cell>
          <table:table-cell table:style-name="ce8" table:formula="of:=(2*[.D32])/([.B32]+[.C32]+(2*[.D32]))" office:value-type="float" office:value="0.901352266740259" calcext:value-type="float">
            <text:p>0.9013522667</text:p>
          </table:table-cell>
          <table:table-cell table:style-name="ce8" table:formula="of:=[.D32]/([.D32]+[.C32])" office:value-type="float" office:value="1" calcext:value-type="float">
            <text:p>1</text:p>
          </table:table-cell>
          <table:table-cell table:style-name="ce22" table:formula="of:=[.D32]/[.E32]" office:value-type="float" office:value="0.820419720947227" calcext:value-type="float">
            <text:p>0.8204197209</text:p>
          </table:table-cell>
          <table:table-cell table:style-name="ce24" table:formula="of:=[.B32]/[.E32]" office:value-type="float" office:value="0.179580279052773" calcext:value-type="float">
            <text:p>0.1795802791</text:p>
          </table:table-cell>
          <table:table-cell table:number-columns-repeated="1015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8" office:value-type="float" office:value="8076" calcext:value-type="float">
            <text:p>807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109" calcext:value-type="float">
            <text:p>36109</text:p>
          </table:table-cell>
          <table:table-cell table:style-name="ce17" office:value-type="float" office:value="44185" calcext:value-type="float">
            <text:p>44185</text:p>
          </table:table-cell>
          <table:table-cell table:style-name="ce8" table:formula="of:=(2*[.D33])/([.B33]+[.C33]+(2*[.D33]))" office:value-type="float" office:value="0.899419632849279" calcext:value-type="float">
            <text:p>0.8994196328</text:p>
          </table:table-cell>
          <table:table-cell table:style-name="ce8" table:formula="of:=[.D33]/([.D33]+[.C33])" office:value-type="float" office:value="1" calcext:value-type="float">
            <text:p>1</text:p>
          </table:table-cell>
          <table:table-cell table:style-name="ce22" table:formula="of:=[.D33]/[.E33]" office:value-type="float" office:value="0.817223039493041" calcext:value-type="float">
            <text:p>0.8172230395</text:p>
          </table:table-cell>
          <table:table-cell table:style-name="ce24" table:formula="of:=[.B33]/[.E33]" office:value-type="float" office:value="0.182776960506959" calcext:value-type="float">
            <text:p>0.1827769605</text:p>
          </table:table-cell>
          <table:table-cell table:number-columns-repeated="1015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float" office:value="7115" calcext:value-type="float">
            <text:p>71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254" calcext:value-type="float">
            <text:p>37254</text:p>
          </table:table-cell>
          <table:table-cell table:style-name="ce17" office:value-type="float" office:value="44369" calcext:value-type="float">
            <text:p>44369</text:p>
          </table:table-cell>
          <table:table-cell table:style-name="ce8" table:formula="of:=(2*[.D34])/([.B34]+[.C34]+(2*[.D34]))" office:value-type="float" office:value="0.912830942258922" calcext:value-type="float">
            <text:p>0.9128309423</text:p>
          </table:table-cell>
          <table:table-cell table:style-name="ce8" table:formula="of:=[.D34]/([.D34]+[.C34])" office:value-type="float" office:value="1" calcext:value-type="float">
            <text:p>1</text:p>
          </table:table-cell>
          <table:table-cell table:style-name="ce22" table:formula="of:=[.D34]/[.E34]" office:value-type="float" office:value="0.839640289391241" calcext:value-type="float">
            <text:p>0.8396402894</text:p>
          </table:table-cell>
          <table:table-cell table:style-name="ce24" table:formula="of:=[.B34]/[.E34]" office:value-type="float" office:value="0.160359710608758" calcext:value-type="float">
            <text:p>0.1603597106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9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1"/>
          <table:table-cell table:style-name="ce25"/>
          <table:table-cell table:number-columns-repeated="1015"/>
        </table:table-row>
        <table:table-row table:style-name="ro5">
          <table:table-cell table:style-name="ce3"/>
          <table:table-cell table:style-name="ce9"/>
          <table:table-cell table:style-name="ce13"/>
          <table:table-cell table:style-name="ce15"/>
          <table:table-cell table:style-name="ce19"/>
          <table:table-cell table:style-name="ce9"/>
          <table:table-cell table:style-name="ce14"/>
          <table:table-cell table:style-name="ce9"/>
          <table:table-cell table:style-name="ce26"/>
          <table:table-cell table:number-columns-repeated="1015"/>
        </table:table-row>
        <table:table-row table:style-name="ro1">
          <table:table-cell table:style-name="ce4" office:value-type="string" calcext:value-type="string">
            <text:p>TOTAIS</text:p>
          </table:table-cell>
          <table:table-cell table:style-name="ce10" table:formula="of:=SUM([.B25:.B36])" office:value-type="float" office:value="57400" calcext:value-type="float">
            <text:p>57400</text:p>
          </table:table-cell>
          <table:table-cell table:style-name="ce10" table:formula="of:=SUM([.C25:.C36])" office:value-type="float" office:value="0" calcext:value-type="float">
            <text:p>0</text:p>
          </table:table-cell>
          <table:table-cell table:style-name="ce10" table:formula="of:=SUM([.D25:.D36])" office:value-type="float" office:value="282405" calcext:value-type="float">
            <text:p>282405</text:p>
          </table:table-cell>
          <table:table-cell table:style-name="ce10" table:formula="of:=SUM([.E25:.E36])" office:value-type="float" office:value="339805" calcext:value-type="float">
            <text:p>339805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z de Confusão" table:style-name="ta4">
        <office:forms form:automatic-focus="false" form:apply-design-mode="false"/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36" office:value-type="string" calcext:value-type="string" table:number-columns-spanned="5" table:number-rows-spanned="3">
            <text:p>Voce deve gerar uma única Matriz de Confusão agregando as informações de todas as imagens</text:p>
          </table:table-cell>
          <table:covered-table-cell table:number-columns-repeated="4" table:style-name="ce37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Matriz de Confusão</text:p>
          </table:table-cell>
          <table:covered-table-cell table:number-columns-repeated="4" table:style-name="ce12"/>
          <table:covered-table-cell table:number-columns-repeated="5" table:style-name="ce37"/>
          <table:table-cell table:number-columns-repeated="1013"/>
        </table:table-row>
        <table:table-row table:style-name="ro3">
          <table:table-cell table:number-columns-repeated="6"/>
          <table:covered-table-cell table:number-columns-repeated="5" table:style-name="ce37"/>
          <table:table-cell table:number-columns-repeated="1013"/>
        </table:table-row>
        <table:table-row table:style-name="ro8">
          <table:table-cell/>
          <table:table-cell table:style-name="ce24"/>
          <table:table-cell table:style-name="ce45" office:value-type="string" calcext:value-type="string">
            <text:p>Dentina</text:p>
          </table:table-cell>
          <table:table-cell table:style-name="ce50" office:value-type="string" calcext:value-type="string">
            <text:p>Canal</text:p>
          </table:table-cell>
          <table:table-cell table:style-name="ce50" office:value-type="string" calcext:value-type="string">
            <text:p>Pinos</text:p>
          </table:table-cell>
          <table:table-cell table:style-name="ce55" office:value-type="string" calcext:value-type="string">
            <text:p>Fundo</text:p>
          </table:table-cell>
          <table:table-cell table:number-columns-repeated="1018"/>
        </table:table-row>
        <table:table-row table:style-name="ro3">
          <table:table-cell/>
          <table:table-cell table:style-name="ce42" office:value-type="string" calcext:value-type="string">
            <text:p>Dentina</text:p>
          </table:table-cell>
          <table:table-cell table:style-name="ce46" office:value-type="float" office:value="5291020" calcext:value-type="float">
            <text:p>5291020</text:p>
          </table:table-cell>
          <table:table-cell table:style-name="ce51" office:value-type="float" office:value="44005" calcext:value-type="float">
            <text:p>44005</text:p>
          </table:table-cell>
          <table:table-cell table:style-name="ce51" office:value-type="float" office:value="40795" calcext:value-type="float">
            <text:p>40795</text:p>
          </table:table-cell>
          <table:table-cell table:style-name="ce56" office:value-type="float" office:value="1532335" calcext:value-type="float">
            <text:p>1532335</text:p>
          </table:table-cell>
          <table:table-cell>
            <draw:custom-shape table:end-cell-address="'Matriz de Confusão'.K11" table:end-x="27.98pt" table:end-y="1.98pt" draw:z-index="3" draw:name="CaixaDeTexto 8" draw:style-name="gr1" draw:text-style-name="P2" svg:width="195.93pt" svg:height="69.02pt" svg:x="24.07pt" svg:y="13.01pt">
              <text:p text:style-name="P1"><text:span text:style-name="T1">Esta célula informa quantos pixels foram classificados como FUNDO, mas eram na verdade PINO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3">
          <table:table-cell/>
          <table:table-cell table:style-name="ce43" office:value-type="string" calcext:value-type="string">
            <text:p>Canal</text:p>
          </table:table-cell>
          <table:table-cell table:style-name="ce47" office:value-type="float" office:value="57396" calcext:value-type="float">
            <text:p>57396</text:p>
          </table:table-cell>
          <table:table-cell table:style-name="ce52" office:value-type="float" office:value="282405" calcext:value-type="float">
            <text:p>282405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43" office:value-type="string" calcext:value-type="string">
            <text:p>Pinos</text:p>
          </table:table-cell>
          <table:table-cell table:style-name="ce48" office:value-type="float" office:value="57" calcext:value-type="float">
            <text:p>5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332381" calcext:value-type="float">
            <text:p>2332381</text:p>
            <draw:custom-shape table:end-cell-address="'Matriz de Confusão'.G9" table:end-x="23.95pt" table:end-y="4.96pt" draw:z-index="2" draw:name="Conector de Seta Reta 7" draw:style-name="gr2" draw:text-style-name="P3" svg:width="91.05pt" svg:height="6.01pt" svg:x="28.94pt" svg:y="15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57" office:value-type="float" office:value="16015" calcext:value-type="float">
            <text:p>16015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Fundo</text:p>
          </table:table-cell>
          <table:table-cell table:style-name="ce49" office:value-type="float" office:value="100454" calcext:value-type="float">
            <text:p>100454</text:p>
          </table:table-cell>
          <table:table-cell table:style-name="ce53" office:value-type="float" office:value="62" calcext:value-type="float">
            <text:p>62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30301231" calcext:value-type="float">
            <text:p>3030123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Matriz de Confusão'.G16" table:end-x="37.96pt" table:end-y="13.97pt" draw:z-index="1" draw:name="CaixaDeTexto 6" draw:style-name="gr3" draw:text-style-name="P2" svg:width="196.02pt" svg:height="67.92pt" svg:x="33.99pt" svg:y="6.07pt">
              <text:p text:style-name="P1"><text:span text:style-name="T1">Esta célula informa quantos pixels foram classificados como CANAL, mas eram na verdade DENTINA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Matriz de Confusão'.G17" table:end-x="46.97pt" table:end-y="10.89pt" draw:z-index="0" draw:name="Conector de Seta Reta 2" draw:style-name="gr4" draw:text-style-name="P3" svg:width="214.02pt" svg:height="159.96pt" svg:x="143.01pt" svg:y="85.92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03:11:32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_20_de_20_Métricas" style:display-name="PageStyle_Planilha de Métric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_20_de_20_Confusão" style:display-name="PageStyle_Matriz de Confus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</meta:initial-creator>
    <meta:creation-date>2015-09-13T22:16:26</meta:creation-date>
    <dc:date>2017-06-18T03:52:58.461000000</dc:date>
    <meta:generator>LibreOffice/5.1.4.2$Windows_X86_64 LibreOffice_project/f99d75f39f1c57ebdd7ffc5f42867c12031db97a</meta:generator>
    <meta:editing-duration>PT46M34S</meta:editing-duration>
    <meta:editing-cycles>11</meta:editing-cycles>
    <meta:document-statistic meta:table-count="3" meta:cell-count="266" meta:object-count="4"/>
    <meta:user-defined meta:name="AppVersion">15.0300</meta:user-defined>
    <meta:user-defined meta:name="Company">UNI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